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5" office:value-type="string" calcext:value-type="string">
            <text:p>时间</text:p>
          </table:table-cell>
          <table:table-cell/>
          <table:table-cell table:style-name="ce18" table:number-columns-repeated="2"/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名称</text:p>
          </table:table-cell>
          <table:table-cell table:style-name="ce5" office:value-type="string" calcext:value-type="string">
            <text:p>页数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34" calcext:value-type="float">
            <text:p>134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62" calcext:value-type="float">
            <text:p>62</text:p>
          </table:table-cell>
          <table:table-cell table:style-name="ce18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48" calcext:value-type="float">
            <text:p>148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74" calcext:value-type="float">
            <text:p>74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38" calcext:value-type="float">
            <text:p>38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0" calcext:value-type="float">
            <text:p>60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9" table:formula="of:=SUM([.C3:.C27])" office:value-type="float" office:value="2122" calcext:value-type="float">
            <text:p>2122</text:p>
          </table:table-cell>
          <table:table-cell table:style-name="ce19"/>
          <table:table-cell table:style-name="ce20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29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18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office:value-type="float" office:value="176" calcext:value-type="float">
            <text:p>176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3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0681818181818182" calcext:value-type="percentage">
            <text:p>6.82%</text:p>
          </table:table-cell>
          <table:table-cell table:number-columns-repeated="2"/>
          <table:table-cell table:style-name="ce7" table:number-columns-repeated="1015"/>
        </table:table-row>
        <table:table-row table:style-name="ro3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29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29" table:number-columns-repeated="2"/>
          <table:table-cell table:style-name="ce13" table:number-columns-repeated="1017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00:45:09.673618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07T13:45:49.490150644</dc:date>
    <meta:editing-duration>P5DT2H54M58S</meta:editing-duration>
    <meta:editing-cycles>56</meta:editing-cycles>
    <meta:generator>LibreOffice/6.0.7.3$Linux_X86_64 LibreOffice_project/00m0$Build-3</meta:generator>
    <meta:document-statistic meta:table-count="2" meta:cell-count="618" meta:object-count="0"/>
  </office:meta>
</office:document-meta>
</file>